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9100935880835387">
            <text:p>0.9100935880835387</text:p>
          </table:table-cell>
          <table:table-cell office:value-type="float" office:value="0.8332443840016772">
            <text:p>0.8332443840016772</text:p>
          </table:table-cell>
          <table:table-cell office:value-type="float" office:value="0.7916436867153609">
            <text:p>0.7916436867153609</text:p>
          </table:table-cell>
          <table:table-cell office:value-type="float" office:value="0.7876295405248391">
            <text:p>0.7876295405248391</text:p>
          </table:table-cell>
          <table:table-cell office:value-type="float" office:value="0.8122335161618098">
            <text:p>0.8122335161618098</text:p>
          </table:table-cell>
          <table:table-cell office:value-type="float" office:value="1.0094858894796983">
            <text:p>1.0094858894796983</text:p>
          </table:table-cell>
          <table:table-cell office:value-type="float" office:value="1.3461113450593762">
            <text:p>1.3461113450593762</text:p>
          </table:table-cell>
          <table:table-cell office:value-type="float" office:value="1.4879034880124429">
            <text:p>1.4879034880124429</text:p>
          </table:table-cell>
          <table:table-cell office:value-type="float" office:value="1.1921119684963375">
            <text:p>1.1921119684963375</text:p>
          </table:table-cell>
          <table:table-cell office:value-type="float" office:value="0.8270157897897111">
            <text:p>0.8270157897897111</text:p>
          </table:table-cell>
          <table:table-cell office:value-type="float" office:value="1.609194134950846">
            <text:p>1.609194134950846</text:p>
          </table:table-cell>
          <table:table-cell office:value-type="float" office:value="1.621610624172176">
            <text:p>1.621610624172176</text:p>
          </table:table-cell>
          <table:table-cell office:value-type="float" office:value="1.5633247231042295">
            <text:p>1.5633247231042295</text:p>
          </table:table-cell>
          <table:table-cell office:value-type="float" office:value="1.5010813021009344">
            <text:p>1.5010813021009344</text:p>
          </table:table-cell>
          <table:table-cell office:value-type="float" office:value="1.4043291006754564">
            <text:p>1.4043291006754564</text:p>
          </table:table-cell>
          <table:table-cell office:value-type="float" office:value="1.4434598999993744">
            <text:p>1.4434598999993744</text:p>
          </table:table-cell>
          <table:table-cell office:value-type="float" office:value="1.5599513910011786">
            <text:p>1.5599513910011786</text:p>
          </table:table-cell>
          <table:table-cell office:value-type="float" office:value="1.8822220762016608">
            <text:p>1.8822220762016608</text:p>
          </table:table-cell>
          <table:table-cell office:value-type="float" office:value="1.7717015549286352">
            <text:p>1.7717015549286352</text:p>
          </table:table-cell>
          <table:table-cell office:value-type="float" office:value="1.6539941128044635">
            <text:p>1.6539941128044635</text:p>
          </table:table-cell>
          <table:table-cell office:value-type="float" office:value="1.600910069386084">
            <text:p>1.600910069386084</text:p>
          </table:table-cell>
          <table:table-cell office:value-type="float" office:value="1.5916753762370748">
            <text:p>1.5916753762370748</text:p>
          </table:table-cell>
          <table:table-cell office:value-type="float" office:value="1.4031744775211983">
            <text:p>1.4031744775211983</text:p>
          </table:table-cell>
          <table:table-cell office:value-type="float" office:value="1.201981951220118">
            <text:p>1.201981951220118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4.521047588820496">
            <text:p>4.521047588820496</text:p>
          </table:table-cell>
          <table:table-cell office:value-type="float" office:value="4.499503576119392">
            <text:p>4.499503576119392</text:p>
          </table:table-cell>
          <table:table-cell office:value-type="float" office:value="4.4976260058298125">
            <text:p>4.4976260058298125</text:p>
          </table:table-cell>
          <table:table-cell office:value-type="float" office:value="4.628955515143516">
            <text:p>4.628955515143516</text:p>
          </table:table-cell>
          <table:table-cell office:value-type="float" office:value="4.607200248603056">
            <text:p>4.607200248603056</text:p>
          </table:table-cell>
          <table:table-cell office:value-type="float" office:value="4.733631013823035">
            <text:p>4.733631013823035</text:p>
          </table:table-cell>
          <table:table-cell office:value-type="float" office:value="4.913474060795738">
            <text:p>4.913474060795738</text:p>
          </table:table-cell>
          <table:table-cell office:value-type="float" office:value="4.764456119702685">
            <text:p>4.764456119702685</text:p>
          </table:table-cell>
          <table:table-cell office:value-type="float" office:value="3.9716106751608837">
            <text:p>3.9716106751608837</text:p>
          </table:table-cell>
          <table:table-cell office:value-type="float" office:value="3.809211805980504">
            <text:p>3.809211805980504</text:p>
          </table:table-cell>
          <table:table-cell office:value-type="float" office:value="5.187012049742992">
            <text:p>5.187012049742992</text:p>
          </table:table-cell>
          <table:table-cell office:value-type="float" office:value="4.7298422266106765">
            <text:p>4.7298422266106765</text:p>
          </table:table-cell>
          <table:table-cell office:value-type="float" office:value="4.792883587070623">
            <text:p>4.792883587070623</text:p>
          </table:table-cell>
          <table:table-cell office:value-type="float" office:value="4.8994342757975495">
            <text:p>4.8994342757975495</text:p>
          </table:table-cell>
          <table:table-cell office:value-type="float" office:value="5.012312030236743">
            <text:p>5.012312030236743</text:p>
          </table:table-cell>
          <table:table-cell office:value-type="float" office:value="5.171061811850376">
            <text:p>5.171061811850376</text:p>
          </table:table-cell>
          <table:table-cell office:value-type="float" office:value="5.719108693466166">
            <text:p>5.719108693466166</text:p>
          </table:table-cell>
          <table:table-cell office:value-type="float" office:value="5.891482070326034">
            <text:p>5.891482070326034</text:p>
          </table:table-cell>
          <table:table-cell office:value-type="float" office:value="5.50878632221455">
            <text:p>5.50878632221455</text:p>
          </table:table-cell>
          <table:table-cell office:value-type="float" office:value="5.223572422604798">
            <text:p>5.223572422604798</text:p>
          </table:table-cell>
          <table:table-cell office:value-type="float" office:value="5.305448169215125">
            <text:p>5.305448169215125</text:p>
          </table:table-cell>
          <table:table-cell office:value-type="float" office:value="5.290782880082213">
            <text:p>5.290782880082213</text:p>
          </table:table-cell>
          <table:table-cell office:value-type="float" office:value="5.316777034691534">
            <text:p>5.316777034691534</text:p>
          </table:table-cell>
          <table:table-cell office:value-type="float" office:value="5.575511533531263">
            <text:p>5.575511533531263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.185484646724033">
            <text:p>10.185484646724033</text:p>
          </table:table-cell>
          <table:table-cell office:value-type="float" office:value="9.824685774869497">
            <text:p>9.824685774869497</text:p>
          </table:table-cell>
          <table:table-cell office:value-type="float" office:value="9.977659149512785">
            <text:p>9.977659149512785</text:p>
          </table:table-cell>
          <table:table-cell office:value-type="float" office:value="10.096511135494106">
            <text:p>10.096511135494106</text:p>
          </table:table-cell>
          <table:table-cell office:value-type="float" office:value="10.263030409577361">
            <text:p>10.263030409577361</text:p>
          </table:table-cell>
          <table:table-cell office:value-type="float" office:value="10.503018414912903">
            <text:p>10.503018414912903</text:p>
          </table:table-cell>
          <table:table-cell office:value-type="float" office:value="12.989086420283629">
            <text:p>12.989086420283629</text:p>
          </table:table-cell>
          <table:table-cell office:value-type="float" office:value="13.63590820961567">
            <text:p>13.63590820961567</text:p>
          </table:table-cell>
          <table:table-cell office:value-type="float" office:value="13.886344243894769">
            <text:p>13.886344243894769</text:p>
          </table:table-cell>
          <table:table-cell office:value-type="float" office:value="13.53974918804848">
            <text:p>13.53974918804848</text:p>
          </table:table-cell>
          <table:table-cell office:value-type="float" office:value="13.35608796815757">
            <text:p>13.35608796815757</text:p>
          </table:table-cell>
          <table:table-cell office:value-type="float" office:value="13.841776207417425">
            <text:p>13.841776207417425</text:p>
          </table:table-cell>
          <table:table-cell office:value-type="float" office:value="14.325992869299728">
            <text:p>14.325992869299728</text:p>
          </table:table-cell>
          <table:table-cell office:value-type="float" office:value="13.869854660756983">
            <text:p>13.869854660756983</text:p>
          </table:table-cell>
          <table:table-cell office:value-type="float" office:value="13.617623394936096">
            <text:p>13.617623394936096</text:p>
          </table:table-cell>
          <table:table-cell office:value-type="float" office:value="13.777289011458251">
            <text:p>13.777289011458251</text:p>
          </table:table-cell>
          <table:table-cell office:value-type="float" office:value="13.332251282686048">
            <text:p>13.332251282686048</text:p>
          </table:table-cell>
          <table:table-cell office:value-type="float" office:value="13.9296072024039">
            <text:p>13.9296072024039</text:p>
          </table:table-cell>
          <table:table-cell office:value-type="float" office:value="13.441143395069396">
            <text:p>13.441143395069396</text:p>
          </table:table-cell>
          <table:table-cell office:value-type="float" office:value="12.666653996158148">
            <text:p>12.666653996158148</text:p>
          </table:table-cell>
          <table:table-cell office:value-type="float" office:value="12.822076140441325">
            <text:p>12.822076140441325</text:p>
          </table:table-cell>
          <table:table-cell office:value-type="float" office:value="12.447728548119061">
            <text:p>12.447728548119061</text:p>
          </table:table-cell>
          <table:table-cell office:value-type="float" office:value="10.989034275407283">
            <text:p>10.989034275407283</text:p>
          </table:table-cell>
          <table:table-cell office:value-type="float" office:value="10.633129240233599">
            <text:p>10.633129240233599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30328828324973406">
            <text:p>-0.30328828324973406</text:p>
          </table:table-cell>
          <table:table-cell office:value-type="float" office:value="-0.2835725316237936">
            <text:p>-0.2835725316237936</text:p>
          </table:table-cell>
          <table:table-cell office:value-type="float" office:value="-0.27539672299938317">
            <text:p>-0.27539672299938317</text:p>
          </table:table-cell>
          <table:table-cell office:value-type="float" office:value="-0.27123126980943985">
            <text:p>-0.27123126980943985</text:p>
          </table:table-cell>
          <table:table-cell office:value-type="float" office:value="-0.28633276035998995">
            <text:p>-0.28633276035998995</text:p>
          </table:table-cell>
          <table:table-cell office:value-type="float" office:value="-0.33271471768804217">
            <text:p>-0.33271471768804217</text:p>
          </table:table-cell>
          <table:table-cell office:value-type="float" office:value="-0.43693532564100374">
            <text:p>-0.43693532564100374</text:p>
          </table:table-cell>
          <table:table-cell office:value-type="float" office:value="-0.5190681971775187">
            <text:p>-0.5190681971775187</text:p>
          </table:table-cell>
          <table:table-cell office:value-type="float" office:value="-0.5653864169095822">
            <text:p>-0.5653864169095822</text:p>
          </table:table-cell>
          <table:table-cell office:value-type="float" office:value="-0.5862515904198454">
            <text:p>-0.5862515904198454</text:p>
          </table:table-cell>
          <table:table-cell office:value-type="float" office:value="-0.5342330433098813">
            <text:p>-0.5342330433098813</text:p>
          </table:table-cell>
          <table:table-cell office:value-type="float" office:value="-0.5337338977103133">
            <text:p>-0.5337338977103133</text:p>
          </table:table-cell>
          <table:table-cell office:value-type="float" office:value="-0.5561192231699028">
            <text:p>-0.5561192231699028</text:p>
          </table:table-cell>
          <table:table-cell office:value-type="float" office:value="-0.5462340774219038">
            <text:p>-0.5462340774219038</text:p>
          </table:table-cell>
          <table:table-cell office:value-type="float" office:value="-0.5221375047678454">
            <text:p>-0.5221375047678454</text:p>
          </table:table-cell>
          <table:table-cell office:value-type="float" office:value="-0.5104155467042802">
            <text:p>-0.5104155467042802</text:p>
          </table:table-cell>
          <table:table-cell office:value-type="float" office:value="-0.5585274699214278">
            <text:p>-0.5585274699214278</text:p>
          </table:table-cell>
          <table:table-cell office:value-type="float" office:value="-0.6137464436412213">
            <text:p>-0.6137464436412213</text:p>
          </table:table-cell>
          <table:table-cell office:value-type="float" office:value="-0.5981158340711362">
            <text:p>-0.5981158340711362</text:p>
          </table:table-cell>
          <table:table-cell office:value-type="float" office:value="-0.5640581536194563">
            <text:p>-0.5640581536194563</text:p>
          </table:table-cell>
          <table:table-cell office:value-type="float" office:value="-0.5593671664660916">
            <text:p>-0.5593671664660916</text:p>
          </table:table-cell>
          <table:table-cell office:value-type="float" office:value="-0.5143951646904282">
            <text:p>-0.5143951646904282</text:p>
          </table:table-cell>
          <table:table-cell office:value-type="float" office:value="-0.42948666630785154">
            <text:p>-0.42948666630785154</text:p>
          </table:table-cell>
          <table:table-cell office:value-type="float" office:value="-0.39114510827165294">
            <text:p>-0.3911451082716529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5553730907126655">
            <text:p>-0.5553730907126655</text:p>
          </table:table-cell>
          <table:table-cell office:value-type="float" office:value="-0.5607208777774836">
            <text:p>-0.5607208777774836</text:p>
          </table:table-cell>
          <table:table-cell office:value-type="float" office:value="-0.5710262391191376">
            <text:p>-0.5710262391191376</text:p>
          </table:table-cell>
          <table:table-cell office:value-type="float" office:value="-0.5760993286056699">
            <text:p>-0.5760993286056699</text:p>
          </table:table-cell>
          <table:table-cell office:value-type="float" office:value="-0.5631979164664036">
            <text:p>-0.5631979164664036</text:p>
          </table:table-cell>
          <table:table-cell office:value-type="float" office:value="-0.4545108575384771">
            <text:p>-0.4545108575384771</text:p>
          </table:table-cell>
          <table:table-cell office:value-type="float" office:value="-0.34486315050060823">
            <text:p>-0.34486315050060823</text:p>
          </table:table-cell>
          <table:table-cell office:value-type="float" office:value="-0.30813172344504863">
            <text:p>-0.30813172344504863</text:p>
          </table:table-cell>
          <table:table-cell office:value-type="float" office:value="-0.21625272993491107">
            <text:p>-0.21625272993491107</text:p>
          </table:table-cell>
          <table:table-cell office:value-type="float" office:value="-0.14268937670978485">
            <text:p>-0.14268937670978485</text:p>
          </table:table-cell>
          <table:table-cell office:value-type="float" office:value="-0.3253088145569018">
            <text:p>-0.3253088145569018</text:p>
          </table:table-cell>
          <table:table-cell office:value-type="float" office:value="-0.30676640477984596">
            <text:p>-0.30676640477984596</text:p>
          </table:table-cell>
          <table:table-cell office:value-type="float" office:value="-0.34574366379069765">
            <text:p>-0.34574366379069765</text:p>
          </table:table-cell>
          <table:table-cell office:value-type="float" office:value="-0.3450364967794174">
            <text:p>-0.3450364967794174</text:p>
          </table:table-cell>
          <table:table-cell office:value-type="float" office:value="-0.38388901346893584">
            <text:p>-0.38388901346893584</text:p>
          </table:table-cell>
          <table:table-cell office:value-type="float" office:value="-0.38425295543588806">
            <text:p>-0.38425295543588806</text:p>
          </table:table-cell>
          <table:table-cell office:value-type="float" office:value="-0.3272998136710627">
            <text:p>-0.3272998136710627</text:p>
          </table:table-cell>
          <table:table-cell office:value-type="float" office:value="-0.21887922432378407">
            <text:p>-0.21887922432378407</text:p>
          </table:table-cell>
          <table:table-cell office:value-type="float" office:value="-0.29900613942186033">
            <text:p>-0.29900613942186033</text:p>
          </table:table-cell>
          <table:table-cell office:value-type="float" office:value="-0.35123984867005825">
            <text:p>-0.35123984867005825</text:p>
          </table:table-cell>
          <table:table-cell office:value-type="float" office:value="-0.3773474027182556">
            <text:p>-0.3773474027182556</text:p>
          </table:table-cell>
          <table:table-cell office:value-type="float" office:value="-0.38642596961208386">
            <text:p>-0.38642596961208386</text:p>
          </table:table-cell>
          <table:table-cell office:value-type="float" office:value="-0.41726662053012914">
            <text:p>-0.41726662053012914</text:p>
          </table:table-cell>
          <table:table-cell office:value-type="float" office:value="-0.4425822004199631">
            <text:p>-0.442582200419963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07685481675167885">
            <text:p>-0.07685481675167885</text:p>
          </table:table-cell>
          <table:table-cell office:value-type="float" office:value="0.1289486500400307">
            <text:p>0.1289486500400307</text:p>
          </table:table-cell>
          <table:table-cell office:value-type="float" office:value="0.27279232666130937">
            <text:p>0.27279232666130937</text:p>
          </table:table-cell>
          <table:table-cell office:value-type="float" office:value="0.23588484984200242">
            <text:p>0.23588484984200242</text:p>
          </table:table-cell>
          <table:table-cell office:value-type="float" office:value="0.18340715107813205">
            <text:p>0.18340715107813205</text:p>
          </table:table-cell>
          <table:table-cell office:value-type="float" office:value="-0.18476194966064044">
            <text:p>-0.18476194966064044</text:p>
          </table:table-cell>
          <table:table-cell office:value-type="float" office:value="-0.006099826048931297">
            <text:p>-0.006099826048931297</text:p>
          </table:table-cell>
          <table:table-cell office:value-type="float" office:value="0.2202792475075956">
            <text:p>0.2202792475075956</text:p>
          </table:table-cell>
          <table:table-cell office:value-type="float" office:value="0.4781089016927903">
            <text:p>0.4781089016927903</text:p>
          </table:table-cell>
          <table:table-cell office:value-type="float" office:value="0.564018247830912">
            <text:p>0.564018247830912</text:p>
          </table:table-cell>
          <table:table-cell office:value-type="float" office:value="0.2739709579372471">
            <text:p>0.2739709579372471</text:p>
          </table:table-cell>
          <table:table-cell office:value-type="float" office:value="-0.0007118099528045501">
            <text:p>-0.0007118099528045501</text:p>
          </table:table-cell>
          <table:table-cell office:value-type="float" office:value="0.8677886329708213">
            <text:p>0.8677886329708213</text:p>
          </table:table-cell>
          <table:table-cell office:value-type="float" office:value="0.9837592329507289">
            <text:p>0.9837592329507289</text:p>
          </table:table-cell>
          <table:table-cell office:value-type="float" office:value="0.9331926923382247">
            <text:p>0.9331926923382247</text:p>
          </table:table-cell>
          <table:table-cell office:value-type="float" office:value="1.0713708048716235">
            <text:p>1.0713708048716235</text:p>
          </table:table-cell>
          <table:table-cell office:value-type="float" office:value="0.5885869606208625">
            <text:p>0.5885869606208625</text:p>
          </table:table-cell>
          <table:table-cell office:value-type="float" office:value="0.812984144632042">
            <text:p>0.812984144632042</text:p>
          </table:table-cell>
          <table:table-cell office:value-type="float" office:value="0.8729672171413551">
            <text:p>0.8729672171413551</text:p>
          </table:table-cell>
          <table:table-cell office:value-type="float" office:value="0.7781965232470482">
            <text:p>0.7781965232470482</text:p>
          </table:table-cell>
          <table:table-cell office:value-type="float" office:value="0.8733490843888758">
            <text:p>0.8733490843888758</text:p>
          </table:table-cell>
          <table:table-cell office:value-type="float" office:value="1.1210998822531084">
            <text:p>1.1210998822531084</text:p>
          </table:table-cell>
          <table:table-cell office:value-type="float" office:value="1.038529046156605">
            <text:p>1.038529046156605</text:p>
          </table:table-cell>
          <table:table-cell office:value-type="float" office:value="0.699621349732087">
            <text:p>0.69962134973208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24757366082936863">
            <text:p>0.24757366082936863</text:p>
          </table:table-cell>
          <table:table-cell office:value-type="float" office:value="0.20022935102043476">
            <text:p>0.20022935102043476</text:p>
          </table:table-cell>
          <table:table-cell office:value-type="float" office:value="0.28577478457731015">
            <text:p>0.28577478457731015</text:p>
          </table:table-cell>
          <table:table-cell office:value-type="float" office:value="0.3580952106020989">
            <text:p>0.3580952106020989</text:p>
          </table:table-cell>
          <table:table-cell office:value-type="float" office:value="0.3739320784415452">
            <text:p>0.3739320784415452</text:p>
          </table:table-cell>
          <table:table-cell office:value-type="float" office:value="0.4558886063572543">
            <text:p>0.4558886063572543</text:p>
          </table:table-cell>
          <table:table-cell office:value-type="float" office:value="1.6672547064263346">
            <text:p>1.6672547064263346</text:p>
          </table:table-cell>
          <table:table-cell office:value-type="float" office:value="2.087147321788337">
            <text:p>2.087147321788337</text:p>
          </table:table-cell>
          <table:table-cell office:value-type="float" office:value="2.2347316224500857">
            <text:p>2.2347316224500857</text:p>
          </table:table-cell>
          <table:table-cell office:value-type="float" office:value="2.090249012426511">
            <text:p>2.090249012426511</text:p>
          </table:table-cell>
          <table:table-cell office:value-type="float" office:value="1.9147507889922593">
            <text:p>1.9147507889922593</text:p>
          </table:table-cell>
          <table:table-cell office:value-type="float" office:value="2.194406734968953">
            <text:p>2.194406734968953</text:p>
          </table:table-cell>
          <table:table-cell office:value-type="float" office:value="2.4802720275202814">
            <text:p>2.4802720275202814</text:p>
          </table:table-cell>
          <table:table-cell office:value-type="float" office:value="2.199633511697081">
            <text:p>2.199633511697081</text:p>
          </table:table-cell>
          <table:table-cell office:value-type="float" office:value="2.1632240932062254">
            <text:p>2.1632240932062254</text:p>
          </table:table-cell>
          <table:table-cell office:value-type="float" office:value="2.1591425362064838">
            <text:p>2.1591425362064838</text:p>
          </table:table-cell>
          <table:table-cell office:value-type="float" office:value="1.9457689001879326">
            <text:p>1.9457689001879326</text:p>
          </table:table-cell>
          <table:table-cell office:value-type="float" office:value="2.0113973194195007">
            <text:p>2.0113973194195007</text:p>
          </table:table-cell>
          <table:table-cell office:value-type="float" office:value="1.7392510081155979">
            <text:p>1.7392510081155979</text:p>
          </table:table-cell>
          <table:table-cell office:value-type="float" office:value="1.3129851914831414">
            <text:p>1.3129851914831414</text:p>
          </table:table-cell>
          <table:table-cell office:value-type="float" office:value="1.4404910621373486">
            <text:p>1.4404910621373486</text:p>
          </table:table-cell>
          <table:table-cell office:value-type="float" office:value="1.2587855491278725">
            <text:p>1.2587855491278725</text:p>
          </table:table-cell>
          <table:table-cell office:value-type="float" office:value="0.5536844705117011">
            <text:p>0.5536844705117011</text:p>
          </table:table-cell>
          <table:table-cell office:value-type="float" office:value="0.3917258873620723">
            <text:p>0.3917258873620723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2359137947622647">
            <text:p>0.2359137947622647</text:p>
          </table:table-cell>
          <table:table-cell office:value-type="float" office:value="0.24147571546561175">
            <text:p>0.24147571546561175</text:p>
          </table:table-cell>
          <table:table-cell office:value-type="float" office:value="0.2444285968893607">
            <text:p>0.2444285968893607</text:p>
          </table:table-cell>
          <table:table-cell office:value-type="float" office:value="0.24586708596212986">
            <text:p>0.24586708596212986</text:p>
          </table:table-cell>
          <table:table-cell office:value-type="float" office:value="0.24148035840713603">
            <text:p>0.24148035840713603</text:p>
          </table:table-cell>
          <table:table-cell office:value-type="float" office:value="0.2348616689500113">
            <text:p>0.2348616689500113</text:p>
          </table:table-cell>
          <table:table-cell office:value-type="float" office:value="0.20814139354913555">
            <text:p>0.20814139354913555</text:p>
          </table:table-cell>
          <table:table-cell office:value-type="float" office:value="0.1654530431321932">
            <text:p>0.1654530431321932</text:p>
          </table:table-cell>
          <table:table-cell office:value-type="float" office:value="0.13387760263936876">
            <text:p>0.13387760263936876</text:p>
          </table:table-cell>
          <table:table-cell office:value-type="float" office:value="0.11533392927696136">
            <text:p>0.11533392927696136</text:p>
          </table:table-cell>
          <table:table-cell office:value-type="float" office:value="0.1515555437217293">
            <text:p>0.1515555437217293</text:p>
          </table:table-cell>
          <table:table-cell office:value-type="float" office:value="0.14950424513916422">
            <text:p>0.14950424513916422</text:p>
          </table:table-cell>
          <table:table-cell office:value-type="float" office:value="0.1315946565375881">
            <text:p>0.1315946565375881</text:p>
          </table:table-cell>
          <table:table-cell office:value-type="float" office:value="0.11197861061159664">
            <text:p>0.11197861061159664</text:p>
          </table:table-cell>
          <table:table-cell office:value-type="float" office:value="0.15085730996502741">
            <text:p>0.15085730996502741</text:p>
          </table:table-cell>
          <table:table-cell office:value-type="float" office:value="0.1823729211607413">
            <text:p>0.1823729211607413</text:p>
          </table:table-cell>
          <table:table-cell office:value-type="float" office:value="0.17487136755705912">
            <text:p>0.17487136755705912</text:p>
          </table:table-cell>
          <table:table-cell office:value-type="float" office:value="0.18563752615214704">
            <text:p>0.18563752615214704</text:p>
          </table:table-cell>
          <table:table-cell office:value-type="float" office:value="0.19187793341786474">
            <text:p>0.19187793341786474</text:p>
          </table:table-cell>
          <table:table-cell office:value-type="float" office:value="0.20828870409256162">
            <text:p>0.20828870409256162</text:p>
          </table:table-cell>
          <table:table-cell office:value-type="float" office:value="0.20936798229702042">
            <text:p>0.20936798229702042</text:p>
          </table:table-cell>
          <table:table-cell office:value-type="float" office:value="0.2255649131902468">
            <text:p>0.2255649131902468</text:p>
          </table:table-cell>
          <table:table-cell office:value-type="float" office:value="0.23574941112373982">
            <text:p>0.23574941112373982</text:p>
          </table:table-cell>
          <table:table-cell office:value-type="float" office:value="0.23336840492153768">
            <text:p>0.23336840492153768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